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ndering.DefaultRendering( Object view , @ Nullable Model model , @ Nullable HttpStatusCode status , @ Nullable Http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nder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ndering.mode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ndering.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ndering.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ndering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